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M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2"/>
          <table:table-cell office:value-type="string">
            <text:p>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j</text:p>
          </table:table-cell>
          <table:table-cell table:number-columns-repeated="2"/>
          <table:table-cell office:value-type="string">
            <text:p>J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H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K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G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O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q</text:p>
          </table:table-cell>
          <table:table-cell table:number-columns-repeated="2"/>
          <table:table-cell office:value-type="string">
            <text:p>A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Q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t</text:p>
          </table:table-cell>
          <table:table-cell table:number-columns-repeated="2"/>
          <table:table-cell office:value-type="string">
            <text:p>P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T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N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V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D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C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R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Z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W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F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Y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U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E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u</text:p>
          </table:table-cell>
          <table:table-cell table:number-columns-repeated="2"/>
          <table:table-cell office:value-type="string">
            <text:p>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9/25/2016</text:date>, <text:time>16:4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swanth Maramreddy</meta:initial-creator>
    <meta:creation-date>2016-09-25T15:38:25.33</meta:creation-date>
    <dc:date>2016-09-25T16:49:13.05</dc:date>
    <dc:creator>Yeswanth Maramreddy</dc:creator>
    <meta:editing-duration>PT24M46S</meta:editing-duration>
    <meta:editing-cycles>1</meta:editing-cycles>
    <meta:document-statistic meta:table-count="3" meta:cell-count="78" meta:object-count="0"/>
    <meta:generator>OpenOffice/4.1.0$Win32 OpenOffice.org_project/410m18$Build-9764</meta:generator>
  </office:meta>
</office:document-meta>
</file>